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1" text:outline-level="1"><text:bookmark-start text:name="header-n2"/>古诗十九首<text:bookmark-end text:name="header-n2"/></text:h>
      <text:p text:style-name="Horizontal_20_Line"/>
      <text:p text:style-name="First_20_paragraph"><text:a xlink:type="simple" xlink:href="#header-n2" office:name=""><text:span text:style-name="Definition">古诗十九首</text:span></text:a><text:line-break/><text:tab/><text:a xlink:type="simple" xlink:href="#header-n6" office:name=""><text:span text:style-name="Definition">行行重行行</text:span></text:a><text:line-break/><text:tab/><text:a xlink:type="simple" xlink:href="#header-n10" office:name=""><text:span text:style-name="Definition">青青河畔草</text:span></text:a><text:line-break/><text:tab/><text:a xlink:type="simple" xlink:href="#header-n14" office:name=""><text:span text:style-name="Definition">青青陵上柏</text:span></text:a><text:line-break/><text:tab/><text:a xlink:type="simple" xlink:href="#header-n18" office:name=""><text:span text:style-name="Definition">今日良宴会</text:span></text:a><text:line-break/><text:tab/><text:a xlink:type="simple" xlink:href="#header-n22" office:name=""><text:span text:style-name="Definition">西北有高楼</text:span></text:a><text:line-break/><text:tab/><text:a xlink:type="simple" xlink:href="#header-n26" office:name=""><text:span text:style-name="Definition">涉江采芙蓉</text:span></text:a><text:line-break/><text:tab/><text:a xlink:type="simple" xlink:href="#header-n30" office:name=""><text:span text:style-name="Definition">明月何皎皎</text:span></text:a><text:line-break/><text:tab/><text:a xlink:type="simple" xlink:href="#header-n34" office:name=""><text:span text:style-name="Definition">冉冉孤生竹</text:span></text:a><text:line-break/><text:tab/><text:a xlink:type="simple" xlink:href="#header-n38" office:name=""><text:span text:style-name="Definition">庭中有奇树</text:span></text:a><text:line-break/><text:tab/><text:a xlink:type="simple" xlink:href="#header-n42" office:name=""><text:span text:style-name="Definition">迢迢牵牛星</text:span></text:a><text:line-break/><text:tab/><text:a xlink:type="simple" xlink:href="#header-n46" office:name=""><text:span text:style-name="Definition">回车驾言迈</text:span></text:a><text:line-break/><text:tab/><text:a xlink:type="simple" xlink:href="#header-n50" office:name=""><text:span text:style-name="Definition">东城高且长</text:span></text:a><text:line-break/><text:tab/><text:a xlink:type="simple" xlink:href="#header-n54" office:name=""><text:span text:style-name="Definition">驱车上东门</text:span></text:a><text:line-break/><text:tab/><text:a xlink:type="simple" xlink:href="#header-n58" office:name=""><text:span text:style-name="Definition">去者日以疏</text:span></text:a><text:line-break/><text:tab/><text:a xlink:type="simple" xlink:href="#header-n62" office:name=""><text:span text:style-name="Definition">生年不满百</text:span></text:a><text:line-break/><text:tab/><text:a xlink:type="simple" xlink:href="#header-n66" office:name=""><text:span text:style-name="Definition">凛凛岁云暮</text:span></text:a><text:line-break/><text:tab/><text:a xlink:type="simple" xlink:href="#header-n70" office:name=""><text:span text:style-name="Definition">孟冬寒气至</text:span></text:a><text:line-break/><text:tab/><text:a xlink:type="simple" xlink:href="#header-n74" office:name=""><text:span text:style-name="Definition">客从远方来</text:span></text:a><text:line-break/><text:tab/><text:a xlink:type="simple" xlink:href="#header-n78" office:name=""><text:span text:style-name="Definition">明月皎夜光</text:span></text:a></text:p>
      <text:p text:style-name="Horizontal_20_Line"/>
      <text:h text:style-name="Heading_20_2" text:outline-level="2"><text:bookmark-start text:name="header-n6"/>行行重行行<text:bookmark-end text:name="header-n6"/></text:h>
      <text:p text:style-name="First_20_paragraph">行行重行行，与君生别离。<text:line-break/>相去万余里，各在天一涯。<text:line-break/>道路阻且长，会面安可知？<text:line-break/>胡马依北风，越鸟巢南枝。<text:line-break/>相去日已远，衣带日已缓。<text:line-break/>浮云蔽白日，游子不顾返。<text:line-break/>思君令人老，岁月忽已晚。<text:line-break/>弃捐勿复道，努力加餐饭。</text:p>
      <text:p text:style-name="Text_20_body"/>
      <text:p text:style-name="Text_20_body"/>
      <text:h text:style-name="Heading_20_2" text:outline-level="2"><text:bookmark-start text:name="header-n10"/>青青河畔草<text:bookmark-end text:name="header-n10"/></text:h>
      <text:p text:style-name="First_20_paragraph">青青河畔草，郁郁园中柳。<text:line-break/>盈盈楼上女，皎皎当窗牖。<text:line-break/>娥娥红粉妆，纤纤出素手。<text:line-break/>昔为倡家女，今为荡子妇。<text:line-break/>荡子行不归，空床难独守。</text:p>
      <text:p text:style-name="Text_20_body"/>
      <text:p text:style-name="Text_20_body"/>
      <text:h text:style-name="Heading_20_2" text:outline-level="2"><text:bookmark-start text:name="header-n14"/>青青陵上柏<text:bookmark-end text:name="header-n14"/></text:h>
      <text:p text:style-name="First_20_paragraph">青青陵上柏，磊磊涧中石。<text:line-break/>人生天地间，忽如远行客。<text:line-break/>斗酒相娱乐，聊厚不为薄。<text:line-break/>驱车策驽马，游戏宛与洛。<text:line-break/>洛中何郁郁，冠带自相索。<text:line-break/>长衢罗夹巷，王侯多第宅。<text:line-break/>两宫遥相望，双阙百余尺。<text:line-break/>极宴娱心意，戚戚何所迫？</text:p>
      <text:p text:style-name="Text_20_body"/>
      <text:p text:style-name="Text_20_body"/>
      <text:h text:style-name="Heading_20_2" text:outline-level="2"><text:bookmark-start text:name="header-n18"/>今日良宴会<text:bookmark-end text:name="header-n18"/></text:h>
      <text:p text:style-name="First_20_paragraph">今日良宴会，欢乐难具陈。<text:line-break/>弹筝奋逸响，新声妙入神。<text:line-break/>令德唱高言，识曲听其真。<text:line-break/>齐心同所愿，含意俱未申。<text:line-break/>人生寄一世，奄忽若飙尘。<text:line-break/>何不策高足，先据要路津。<text:line-break/>无为守穷贱，坎坷长苦辛。</text:p>
      <text:p text:style-name="Text_20_body"/>
      <text:p text:style-name="Text_20_body"/>
      <text:h text:style-name="Heading_20_2" text:outline-level="2"><text:bookmark-start text:name="header-n22"/>西北有高楼<text:bookmark-end text:name="header-n22"/></text:h>
      <text:p text:style-name="First_20_paragraph">西北有高楼，上与浮云齐。<text:line-break/>交疏结绮窗，阿阁三重阶。<text:line-break/>上有弦歌声，音响一何悲！<text:line-break/>谁能为此曲，无乃杞梁妻。<text:line-break/>清商随风发，中曲正徘徊。<text:line-break/>一弹再三叹，慷慨有余哀。<text:line-break/>不惜歌者苦，但伤知音稀。<text:line-break/>愿为双鸿鹄，奋翅起高飞。</text:p>
      <text:p text:style-name="Text_20_body"/>
      <text:p text:style-name="Text_20_body"/>
      <text:h text:style-name="Heading_20_2" text:outline-level="2"><text:bookmark-start text:name="header-n26"/>涉江采芙蓉<text:bookmark-end text:name="header-n26"/></text:h>
      <text:p text:style-name="First_20_paragraph">涉江采芙蓉，兰泽多芳草。<text:line-break/>采之欲遗谁，所思在远道。<text:line-break/>还顾望旧乡，长路漫浩浩。<text:line-break/>同心而离居，忧伤以终老。</text:p>
      <text:p text:style-name="Text_20_body"/>
      <text:p text:style-name="Text_20_body"/>
      <text:h text:style-name="Heading_20_2" text:outline-level="2"><text:bookmark-start text:name="header-n30"/>明月何皎皎<text:bookmark-end text:name="header-n30"/></text:h>
      <text:p text:style-name="First_20_paragraph">明月何皎皎，照我罗床帏。<text:line-break/>忧愁不能寐，揽衣起徘徊。<text:line-break/>客行虽云乐，不如早旋归。<text:line-break/>出户独彷徨，愁思当告谁！<text:line-break/>引领还入房，泪下沾裳衣。</text:p>
      <text:p text:style-name="Text_20_body"/>
      <text:p text:style-name="Text_20_body"/>
      <text:h text:style-name="Heading_20_2" text:outline-level="2"><text:bookmark-start text:name="header-n34"/>冉冉孤生竹<text:bookmark-end text:name="header-n34"/></text:h>
      <text:p text:style-name="First_20_paragraph">冉冉孤生竹，结根泰山阿。<text:line-break/>与君为新婚，菟丝附女萝。<text:line-break/>菟丝生有时，夫妇会有宜。<text:line-break/>千里远结婚，悠悠隔山陂。<text:line-break/>思君令人老，轩车来何迟！<text:line-break/>伤彼蕙兰花，含英扬光辉。<text:line-break/>过时而不采，将随秋草萎。<text:line-break/>君亮执高节，贱妾亦何为！</text:p>
      <text:p text:style-name="Text_20_body"/>
      <text:p text:style-name="Text_20_body"/>
      <text:h text:style-name="Heading_20_2" text:outline-level="2"><text:bookmark-start text:name="header-n38"/>庭中有奇树<text:bookmark-end text:name="header-n38"/></text:h>
      <text:p text:style-name="First_20_paragraph">庭中有奇树，绿叶发华滋。<text:line-break/>攀条折其荣，将以遗所思。<text:line-break/>馨香盈怀袖，路远莫致之。<text:line-break/>此物何足贵，但感别经时。</text:p>
      <text:p text:style-name="Text_20_body"/>
      <text:p text:style-name="Text_20_body"/>
      <text:h text:style-name="Heading_20_2" text:outline-level="2"><text:bookmark-start text:name="header-n42"/>迢迢牵牛星<text:bookmark-end text:name="header-n42"/></text:h>
      <text:p text:style-name="First_20_paragraph">迢迢牵牛星，皎皎河汉女。<text:line-break/>纤纤擢素手，札札弄机杼。<text:line-break/>终日不成章，泣涕零如雨。<text:line-break/>河汉清且浅，相去复几许！<text:line-break/>盈盈一水间，脉脉不得语。</text:p>
      <text:p text:style-name="Text_20_body"/>
      <text:p text:style-name="Text_20_body"/>
      <text:h text:style-name="Heading_20_2" text:outline-level="2"><text:bookmark-start text:name="header-n46"/>回车驾言迈<text:bookmark-end text:name="header-n46"/></text:h>
      <text:p text:style-name="First_20_paragraph">回车驾言迈，悠悠涉长道。<text:line-break/>四顾何茫茫，东风摇百草。<text:line-break/>所遇无故物，焉得不速老。<text:line-break/>盛衰各有时，立身苦不早。<text:line-break/>人生非金石，岂能长寿考？<text:line-break/>奄忽随物化，荣名以为宝。</text:p>
      <text:p text:style-name="Text_20_body"/>
      <text:p text:style-name="Text_20_body"/>
      <text:h text:style-name="Heading_20_2" text:outline-level="2"><text:bookmark-start text:name="header-n50"/>东城高且长<text:bookmark-end text:name="header-n50"/></text:h>
      <text:p text:style-name="First_20_paragraph">东城高且长，逶迤自相属。<text:line-break/>回风动地起，秋草萋已绿。<text:line-break/>四时更变化，岁暮一何速！<text:line-break/>晨风怀苦心，蟋蟀伤局促。<text:line-break/>荡涤放情志，何为自结束？<text:line-break/>燕赵多佳人，美者颜如玉。<text:line-break/>被服罗裳衣，当户理清曲。<text:line-break/>音响一何悲！弦急知柱促。<text:line-break/>驰情整巾带，沉吟聊踯躅。<text:line-break/>思为双飞燕，衔泥巢君屋。</text:p>
      <text:p text:style-name="Text_20_body"/>
      <text:p text:style-name="Text_20_body"/>
      <text:h text:style-name="Heading_20_2" text:outline-level="2"><text:bookmark-start text:name="header-n54"/>驱车上东门<text:bookmark-end text:name="header-n54"/></text:h>
      <text:p text:style-name="First_20_paragraph">驱车上东门，遥望郭北墓。<text:line-break/>白杨何萧萧，松柏夹广路。<text:line-break/>下有陈死人，杳杳即长暮。<text:line-break/>潜寐黄泉下，千载永不寤。<text:line-break/>浩浩阴阳移，年命如朝露。<text:line-break/>人生忽如寄，寿无金石固。<text:line-break/>万岁更相送，贤圣莫能度。<text:line-break/>服食求神仙，多为药所误。<text:line-break/>不如饮美酒，被服纨与素。</text:p>
      <text:p text:style-name="Text_20_body"/>
      <text:p text:style-name="Text_20_body"/>
      <text:h text:style-name="Heading_20_2" text:outline-level="2"><text:bookmark-start text:name="header-n58"/>去者日以疏<text:bookmark-end text:name="header-n58"/></text:h>
      <text:p text:style-name="First_20_paragraph">去者日以疏，来者日以亲。<text:line-break/>出郭门直视，但见丘与坟。<text:line-break/>古墓犁为田，松柏摧为薪。<text:line-break/>白杨多悲风，萧萧愁杀人。<text:line-break/>思还故里闾，欲归道无因。</text:p>
      <text:p text:style-name="Text_20_body"/>
      <text:p text:style-name="Text_20_body"/>
      <text:h text:style-name="Heading_20_2" text:outline-level="2"><text:bookmark-start text:name="header-n62"/>生年不满百<text:bookmark-end text:name="header-n62"/></text:h>
      <text:p text:style-name="First_20_paragraph">生年不满百，常怀千岁忧。<text:line-break/>昼短苦夜长，何不秉烛游！<text:line-break/>为乐当及时，何能待来兹？<text:line-break/>愚者爱惜费，但为後世嗤。<text:line-break/>仙人王子乔，难可与等期。</text:p>
      <text:p text:style-name="Text_20_body"/>
      <text:p text:style-name="Text_20_body"/>
      <text:h text:style-name="Heading_20_2" text:outline-level="2"><text:bookmark-start text:name="header-n66"/>凛凛岁云暮<text:bookmark-end text:name="header-n66"/></text:h>
      <text:p text:style-name="First_20_paragraph">凛凛岁云暮，蝼蛄夕鸣悲。<text:line-break/>凉风率已厉，游子寒无衣。<text:line-break/>锦衾遗洛浦，同袍与我违。<text:line-break/>独宿累长夜，梦想见容辉。<text:line-break/>良人惟古欢，枉驾惠前绥。<text:line-break/>愿得常巧笑，携手同车归。<text:line-break/>既来不须臾，又不处重闱。<text:line-break/>亮无晨风翼，焉能凌风飞？<text:line-break/>眄睐以适意，引领遥相睎。<text:line-break/>徙倚怀感伤，垂涕沾双扉。</text:p>
      <text:p text:style-name="Text_20_body"/>
      <text:p text:style-name="Text_20_body"/>
      <text:h text:style-name="Heading_20_2" text:outline-level="2"><text:bookmark-start text:name="header-n70"/>孟冬寒气至<text:bookmark-end text:name="header-n70"/></text:h>
      <text:p text:style-name="First_20_paragraph">孟冬寒气至，北风何惨栗。<text:line-break/>愁多知夜长，仰观众星列。<text:line-break/>三五明月满，四五蟾兔缺。<text:line-break/>客从远方来，遗我一书札。<text:line-break/>上言长相思，下言久离别。<text:line-break/>置书怀袖中，三岁字不灭。<text:line-break/>一心抱区区，惧君不识察。</text:p>
      <text:p text:style-name="Text_20_body"/>
      <text:p text:style-name="Text_20_body"/>
      <text:h text:style-name="Heading_20_2" text:outline-level="2"><text:bookmark-start text:name="header-n74"/>客从远方来<text:bookmark-end text:name="header-n74"/></text:h>
      <text:p text:style-name="First_20_paragraph">客从远方来，遗我一端绮。<text:line-break/>相去万余里，故人心尚尔。<text:line-break/>文采双鸳鸯，裁为合欢被。<text:line-break/>著以长相思，缘以结不解。<text:line-break/>以胶投漆中，谁能别离此？</text:p>
      <text:p text:style-name="Text_20_body"/>
      <text:p text:style-name="Text_20_body"/>
      <text:h text:style-name="Heading_20_2" text:outline-level="2"><text:bookmark-start text:name="header-n78"/>明月皎夜光<text:bookmark-end text:name="header-n78"/></text:h>
      <text:p text:style-name="First_20_paragraph">明月皎夜光，促织鸣东壁。<text:line-break/>玉衡指孟冬，众星何历历。<text:line-break/>白露沾野草，时节忽复易。<text:line-break/>秋蝉鸣树间，玄鸟逝安适。<text:line-break/>昔我同门友，高举振六翮。<text:line-break/>不念携手好，弃我如遗迹。<text:line-break/>南箕北有斗，牵牛不负轭。<text:line-break/>良无盘石固，虚名复何益？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creator/>
  </office:meta>
</office:document-meta>
</file>